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6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officeooo:paragraph-rsid="0073bf81"/>
    </style:style>
    <style:style style:name="P72" style:family="paragraph" style:parent-style-name="Standard">
      <style:paragraph-properties fo:text-align="start" style:justify-single-word="false"/>
      <style:text-properties officeooo:paragraph-rsid="006ff937"/>
    </style:style>
    <style:style style:name="P73" style:family="paragraph" style:parent-style-name="Standard">
      <style:paragraph-properties fo:text-align="start" style:justify-single-word="false"/>
      <style:text-properties officeooo:paragraph-rsid="00931601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9e3584"/>
    </style:style>
    <style:style style:name="T72" style:family="text">
      <style:text-properties fo:color="#c9211e" loext:opacity="100%" style:font-name="Futura Std Condensed" officeooo:rsid="00a0f062"/>
    </style:style>
    <style:style style:name="T73" style:family="text">
      <style:text-properties fo:color="#c9211e" loext:opacity="100%" style:font-name="Futura Std Condensed" officeooo:rsid="00a14b40"/>
    </style:style>
    <style:style style:name="T74" style:family="text">
      <style:text-properties fo:color="#c9211e" loext:opacity="100%" style:font-name="Futura Std Condensed" officeooo:rsid="00a27b36"/>
    </style:style>
    <style:style style:name="T75" style:family="text">
      <style:text-properties fo:color="#c9211e" loext:opacity="100%" style:font-name="Futura Std Condensed" officeooo:rsid="00a46215"/>
    </style:style>
    <style:style style:name="T76" style:family="text">
      <style:text-properties fo:color="#c9211e" loext:opacity="100%" style:font-name="Futura Std Condensed" officeooo:rsid="00a7cb89"/>
    </style:style>
    <style:style style:name="T7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7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79" style:family="text">
      <style:text-properties fo:color="#c9211e" loext:opacity="100%" officeooo:rsid="0051c2f4"/>
    </style:style>
    <style:style style:name="T80" style:family="text">
      <style:text-properties fo:color="#c9211e" loext:opacity="100%" style:text-underline-style="solid" style:text-underline-width="auto" style:text-underline-color="font-color" officeooo:rsid="0053acd1"/>
    </style:style>
    <style:style style:name="T81" style:family="text">
      <style:text-properties fo:color="#c9211e" loext:opacity="100%" style:text-underline-style="solid" style:text-underline-width="auto" style:text-underline-color="font-color" officeooo:rsid="005b5999"/>
    </style:style>
    <style:style style:name="T82" style:family="text">
      <style:text-properties fo:color="#c9211e" loext:opacity="100%" style:text-underline-style="solid" style:text-underline-width="auto" style:text-underline-color="font-color" officeooo:rsid="005f27d7"/>
    </style:style>
    <style:style style:name="T83" style:family="text">
      <style:text-properties fo:color="#c9211e" loext:opacity="100%" officeooo:rsid="0053acd1"/>
    </style:style>
    <style:style style:name="T84" style:family="text">
      <style:text-properties officeooo:rsid="001362f7"/>
    </style:style>
    <style:style style:name="T85" style:family="text">
      <style:text-properties fo:color="#000000" loext:opacity="100%"/>
    </style:style>
    <style:style style:name="T86" style:family="text">
      <style:text-properties fo:color="#000000" loext:opacity="100%" officeooo:rsid="000f8f6a"/>
    </style:style>
    <style:style style:name="T87" style:family="text">
      <style:text-properties fo:color="#000000" loext:opacity="100%" officeooo:rsid="001362f7"/>
    </style:style>
    <style:style style:name="T88" style:family="text">
      <style:text-properties fo:color="#000000" loext:opacity="100%" officeooo:rsid="0013b1f0"/>
    </style:style>
    <style:style style:name="T89" style:family="text">
      <style:text-properties fo:color="#000000" loext:opacity="100%" style:text-underline-style="solid" style:text-underline-width="auto" style:text-underline-color="font-color"/>
    </style:style>
    <style:style style:name="T90" style:family="text">
      <style:text-properties fo:color="#000000" loext:opacity="100%" style:text-underline-style="solid" style:text-underline-width="auto" style:text-underline-color="font-color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 officeooo:rsid="00271d54"/>
    </style:style>
    <style:style style:name="T92" style:family="text">
      <style:text-properties fo:color="#000000" loext:opacity="100%" style:text-underline-style="solid" style:text-underline-width="auto" style:text-underline-color="font-color" officeooo:rsid="002f6e18"/>
    </style:style>
    <style:style style:name="T93" style:family="text">
      <style:text-properties fo:color="#000000" loext:opacity="100%" style:text-underline-style="solid" style:text-underline-width="auto" style:text-underline-color="font-color" officeooo:rsid="001c6e04"/>
    </style:style>
    <style:style style:name="T94" style:family="text">
      <style:text-properties fo:color="#000000" loext:opacity="100%" style:text-underline-style="solid" style:text-underline-width="auto" style:text-underline-color="font-color" officeooo:rsid="004ffb0c"/>
    </style:style>
    <style:style style:name="T95" style:family="text">
      <style:text-properties fo:color="#000000" loext:opacity="100%" style:text-underline-style="solid" style:text-underline-width="auto" style:text-underline-color="font-color" officeooo:rsid="002b15d7"/>
    </style:style>
    <style:style style:name="T96" style:family="text">
      <style:text-properties fo:color="#000000" loext:opacity="100%" style:text-underline-style="solid" style:text-underline-width="auto" style:text-underline-color="font-color" officeooo:rsid="005ac6ad"/>
    </style:style>
    <style:style style:name="T97" style:family="text">
      <style:text-properties fo:color="#000000" loext:opacity="100%" style:text-underline-style="solid" style:text-underline-width="auto" style:text-underline-color="font-color" officeooo:rsid="005f27d7"/>
    </style:style>
    <style:style style:name="T98" style:family="text">
      <style:text-properties fo:color="#000000" loext:opacity="100%" style:text-underline-style="solid" style:text-underline-width="auto" style:text-underline-color="font-color" officeooo:rsid="008616df"/>
    </style:style>
    <style:style style:name="T99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0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1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2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3" style:family="text">
      <style:text-properties fo:color="#000000" loext:opacity="100%" officeooo:rsid="0014442c"/>
    </style:style>
    <style:style style:name="T104" style:family="text">
      <style:text-properties fo:color="#000000" loext:opacity="100%" officeooo:rsid="0018b4d5"/>
    </style:style>
    <style:style style:name="T105" style:family="text">
      <style:text-properties fo:color="#000000" loext:opacity="100%" style:font-name="Futura Std Condensed Light1" officeooo:rsid="0035b9c5"/>
    </style:style>
    <style:style style:name="T106" style:family="text">
      <style:text-properties fo:color="#000000" loext:opacity="100%" style:font-name="Futura Std Condensed Light1" officeooo:rsid="0057759a"/>
    </style:style>
    <style:style style:name="T107" style:family="text">
      <style:text-properties fo:color="#000000" loext:opacity="100%" style:font-name="Futura Std Condensed Light1" officeooo:rsid="0051c2f4"/>
    </style:style>
    <style:style style:name="T108" style:family="text">
      <style:text-properties fo:color="#000000" loext:opacity="100%" style:font-name="Futura Std Condensed Light1" officeooo:rsid="00525e1c"/>
    </style:style>
    <style:style style:name="T109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0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1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2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3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4" style:family="text">
      <style:text-properties fo:color="#000000" loext:opacity="100%" style:font-name="Futura Std Condensed Light1" officeooo:rsid="009437be"/>
    </style:style>
    <style:style style:name="T115" style:family="text">
      <style:text-properties fo:color="#000000" loext:opacity="100%" style:font-name="Futura Std Condensed Light1" officeooo:rsid="009cb617"/>
    </style:style>
    <style:style style:name="T116" style:family="text">
      <style:text-properties fo:color="#000000" loext:opacity="100%" officeooo:rsid="00271d54"/>
    </style:style>
    <style:style style:name="T117" style:family="text">
      <style:text-properties fo:color="#000000" loext:opacity="100%" officeooo:rsid="002b15d7"/>
    </style:style>
    <style:style style:name="T118" style:family="text">
      <style:text-properties fo:color="#000000" loext:opacity="100%" officeooo:rsid="002c96b5"/>
    </style:style>
    <style:style style:name="T119" style:family="text">
      <style:text-properties fo:color="#000000" loext:opacity="100%" officeooo:rsid="002f6e18"/>
    </style:style>
    <style:style style:name="T120" style:family="text">
      <style:text-properties fo:color="#000000" loext:opacity="100%" officeooo:rsid="0031047f"/>
    </style:style>
    <style:style style:name="T121" style:family="text">
      <style:text-properties fo:color="#000000" loext:opacity="100%" officeooo:rsid="00386cd6"/>
    </style:style>
    <style:style style:name="T122" style:family="text">
      <style:text-properties fo:color="#000000" loext:opacity="100%" officeooo:rsid="00425146"/>
    </style:style>
    <style:style style:name="T123" style:family="text">
      <style:text-properties fo:color="#000000" loext:opacity="100%" officeooo:rsid="004f4fd7"/>
    </style:style>
    <style:style style:name="T124" style:family="text">
      <style:text-properties fo:color="#000000" loext:opacity="100%" officeooo:rsid="00530c9e"/>
    </style:style>
    <style:style style:name="T125" style:family="text">
      <style:text-properties fo:color="#000000" loext:opacity="100%" officeooo:rsid="0053acd1"/>
    </style:style>
    <style:style style:name="T126" style:family="text">
      <style:text-properties fo:color="#000000" loext:opacity="100%" officeooo:rsid="001d91d9"/>
    </style:style>
    <style:style style:name="T127" style:family="text">
      <style:text-properties fo:color="#000000" loext:opacity="100%" officeooo:rsid="001c6e04"/>
    </style:style>
    <style:style style:name="T128" style:family="text">
      <style:text-properties fo:color="#000000" loext:opacity="100%" officeooo:rsid="001ec6f4"/>
    </style:style>
    <style:style style:name="T129" style:family="text">
      <style:text-properties fo:color="#000000" loext:opacity="100%" officeooo:rsid="0021ae3f"/>
    </style:style>
    <style:style style:name="T130" style:family="text">
      <style:text-properties fo:color="#000000" loext:opacity="100%" officeooo:rsid="005ac6ad"/>
    </style:style>
    <style:style style:name="T131" style:family="text">
      <style:text-properties fo:color="#000000" loext:opacity="100%" officeooo:rsid="005ad40e"/>
    </style:style>
    <style:style style:name="T132" style:family="text">
      <style:text-properties fo:color="#000000" loext:opacity="100%" officeooo:rsid="005b5999"/>
    </style:style>
    <style:style style:name="T133" style:family="text">
      <style:text-properties fo:color="#000000" loext:opacity="100%" style:font-name="Futura Std Condensed"/>
    </style:style>
    <style:style style:name="T134" style:family="text">
      <style:text-properties fo:color="#000000" loext:opacity="100%" style:font-name="Futura Std Condensed" officeooo:rsid="002f6e18"/>
    </style:style>
    <style:style style:name="T135" style:family="text">
      <style:text-properties fo:color="#000000" loext:opacity="100%" officeooo:rsid="008616df"/>
    </style:style>
    <style:style style:name="T136" style:family="text">
      <style:text-properties fo:color="#000000" loext:opacity="100%" officeooo:rsid="00880d2b"/>
    </style:style>
    <style:style style:name="T137" style:family="text">
      <style:text-properties fo:color="#000000" loext:opacity="100%" officeooo:rsid="0018c4ea"/>
    </style:style>
    <style:style style:name="T138" style:family="text">
      <style:text-properties fo:color="#000000" loext:opacity="100%" style:text-underline-style="none" officeooo:rsid="0013b1f0"/>
    </style:style>
    <style:style style:name="T139" style:family="text">
      <style:text-properties fo:color="#000000" loext:opacity="100%" style:text-underline-style="none" officeooo:rsid="000f8f6a"/>
    </style:style>
    <style:style style:name="T140" style:family="text">
      <style:text-properties fo:color="#000000" loext:opacity="100%" officeooo:rsid="008b52c7"/>
    </style:style>
    <style:style style:name="T141" style:family="text">
      <style:text-properties fo:color="#000000" loext:opacity="100%" officeooo:rsid="008cab49"/>
    </style:style>
    <style:style style:name="T142" style:family="text">
      <style:text-properties fo:color="#000000" loext:opacity="100%" officeooo:rsid="008e084b"/>
    </style:style>
    <style:style style:name="T143" style:family="text">
      <style:text-properties fo:color="#000000" loext:opacity="100%" officeooo:rsid="007dbde0"/>
    </style:style>
    <style:style style:name="T144" style:family="text">
      <style:text-properties fo:color="#000000" loext:opacity="100%" officeooo:rsid="0081581d"/>
    </style:style>
    <style:style style:name="T145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46" style:family="text">
      <style:text-properties fo:color="#000000" loext:opacity="100%" officeooo:rsid="0097a307"/>
    </style:style>
    <style:style style:name="T147" style:family="text">
      <style:text-properties fo:color="#000000" loext:opacity="100%" officeooo:rsid="009cb617"/>
    </style:style>
    <style:style style:name="T148" style:family="text">
      <style:text-properties fo:color="#000000" loext:opacity="100%" officeooo:rsid="0058a901"/>
    </style:style>
    <style:style style:name="T149" style:family="text">
      <style:text-properties fo:color="#000000" loext:opacity="100%" officeooo:rsid="00a27b36"/>
    </style:style>
    <style:style style:name="T150" style:family="text">
      <style:text-properties fo:color="#000000" loext:opacity="100%" officeooo:rsid="00a46215"/>
    </style:style>
    <style:style style:name="T151" style:family="text">
      <style:text-properties officeooo:rsid="0013b1f0"/>
    </style:style>
    <style:style style:name="T152" style:family="text">
      <style:text-properties style:text-underline-style="solid" style:text-underline-width="auto" style:text-underline-color="font-color" officeooo:rsid="0013b1f0"/>
    </style:style>
    <style:style style:name="T153" style:family="text">
      <style:text-properties style:text-underline-style="solid" style:text-underline-width="auto" style:text-underline-color="font-color" officeooo:rsid="001362f7"/>
    </style:style>
    <style:style style:name="T154" style:family="text">
      <style:text-properties style:text-underline-style="solid" style:text-underline-width="auto" style:text-underline-color="font-color" officeooo:rsid="000f8f6a"/>
    </style:style>
    <style:style style:name="T155" style:family="text">
      <style:text-properties style:text-underline-style="solid" style:text-underline-width="auto" style:text-underline-color="font-color" officeooo:rsid="0018c4ea"/>
    </style:style>
    <style:style style:name="T156" style:family="text">
      <style:text-properties style:text-underline-style="solid" style:text-underline-width="auto" style:text-underline-color="font-color" officeooo:rsid="00509422"/>
    </style:style>
    <style:style style:name="T157" style:family="text">
      <style:text-properties style:text-underline-style="solid" style:text-underline-width="auto" style:text-underline-color="font-color" officeooo:rsid="0085f838"/>
    </style:style>
    <style:style style:name="T158" style:family="text">
      <style:text-properties style:text-underline-style="solid" style:text-underline-width="auto" style:text-underline-color="font-color" officeooo:rsid="00880d2b"/>
    </style:style>
    <style:style style:name="T159" style:family="text">
      <style:text-properties style:text-underline-style="solid" style:text-underline-width="auto" style:text-underline-color="font-color" officeooo:rsid="0089ae28"/>
    </style:style>
    <style:style style:name="T160" style:family="text">
      <style:text-properties style:text-underline-style="solid" style:text-underline-width="auto" style:text-underline-color="font-color" officeooo:rsid="008b52c7"/>
    </style:style>
    <style:style style:name="T161" style:family="text">
      <style:text-properties style:text-underline-style="solid" style:text-underline-width="auto" style:text-underline-color="font-color" officeooo:rsid="0097a307"/>
    </style:style>
    <style:style style:name="T162" style:family="text">
      <style:text-properties style:text-underline-style="none"/>
    </style:style>
    <style:style style:name="T163" style:family="text">
      <style:text-properties style:text-underline-style="none" officeooo:rsid="001362f7"/>
    </style:style>
    <style:style style:name="T164" style:family="text">
      <style:text-properties style:text-underline-style="none" officeooo:rsid="0085f838"/>
    </style:style>
    <style:style style:name="T165" style:family="text">
      <style:text-properties officeooo:rsid="0014442c"/>
    </style:style>
    <style:style style:name="T166" style:family="text">
      <style:text-properties officeooo:rsid="00145467"/>
    </style:style>
    <style:style style:name="T167" style:family="text">
      <style:text-properties officeooo:rsid="00155c6b"/>
    </style:style>
    <style:style style:name="T168" style:family="text">
      <style:text-properties officeooo:rsid="0016dd90"/>
    </style:style>
    <style:style style:name="T169" style:family="text">
      <style:text-properties officeooo:rsid="0018c4ea"/>
    </style:style>
    <style:style style:name="T170" style:family="text">
      <style:text-properties officeooo:rsid="001a20db"/>
    </style:style>
    <style:style style:name="T171" style:family="text">
      <style:text-properties officeooo:rsid="001c6e04"/>
    </style:style>
    <style:style style:name="T172" style:family="text">
      <style:text-properties officeooo:rsid="001d91d9"/>
    </style:style>
    <style:style style:name="T173" style:family="text">
      <style:text-properties officeooo:rsid="001ec6f4"/>
    </style:style>
    <style:style style:name="T174" style:family="text">
      <style:text-properties officeooo:rsid="00202faa"/>
    </style:style>
    <style:style style:name="T175" style:family="text">
      <style:text-properties officeooo:rsid="002104e7"/>
    </style:style>
    <style:style style:name="T176" style:family="text">
      <style:text-properties officeooo:rsid="0023e611"/>
    </style:style>
    <style:style style:name="T177" style:family="text">
      <style:text-properties officeooo:rsid="00254600"/>
    </style:style>
    <style:style style:name="T178" style:family="text">
      <style:text-properties officeooo:rsid="002b15d7"/>
    </style:style>
    <style:style style:name="T179" style:family="text">
      <style:text-properties officeooo:rsid="002db9f0"/>
    </style:style>
    <style:style style:name="T180" style:family="text">
      <style:text-properties officeooo:rsid="002f6e18"/>
    </style:style>
    <style:style style:name="T181" style:family="text">
      <style:text-properties fo:color="#2a6099" loext:opacity="100%"/>
    </style:style>
    <style:style style:name="T182" style:family="text">
      <style:text-properties fo:color="#2a6099" loext:opacity="100%" style:font-name="Futura Std Condensed"/>
    </style:style>
    <style:style style:name="T183" style:family="text">
      <style:text-properties fo:color="#2a6099" loext:opacity="100%" style:font-name="Futura Std Condensed" officeooo:rsid="0013b1f0"/>
    </style:style>
    <style:style style:name="T184" style:family="text">
      <style:text-properties fo:color="#2a6099" loext:opacity="100%" style:font-name="Futura Std Condensed" officeooo:rsid="006ce0e1"/>
    </style:style>
    <style:style style:name="T185" style:family="text">
      <style:text-properties fo:color="#2a6099" loext:opacity="100%" style:font-name="Futura Std Condensed" officeooo:rsid="00a46215"/>
    </style:style>
    <style:style style:name="T186" style:family="text">
      <style:text-properties fo:color="#2a6099" loext:opacity="100%" style:font-name="Futura Std Condensed" officeooo:rsid="00a7cb89"/>
    </style:style>
    <style:style style:name="T187" style:family="text">
      <style:text-properties fo:color="#2a6099" loext:opacity="100%" officeooo:rsid="005b5999"/>
    </style:style>
    <style:style style:name="T188" style:family="text">
      <style:text-properties fo:color="#2a6099" loext:opacity="100%" officeooo:rsid="005d8a45"/>
    </style:style>
    <style:style style:name="T189" style:family="text">
      <style:text-properties fo:color="#2a6099" loext:opacity="100%" officeooo:rsid="0013b1f0"/>
    </style:style>
    <style:style style:name="T190" style:family="text">
      <style:text-properties fo:color="#2a6099" loext:opacity="100%" style:font-name="Futura Std Condensed1" officeooo:rsid="0013b1f0"/>
    </style:style>
    <style:style style:name="T191" style:family="text">
      <style:text-properties fo:color="#2a6099" loext:opacity="100%" officeooo:rsid="0014442c"/>
    </style:style>
    <style:style style:name="T192" style:family="text">
      <style:text-properties fo:color="#2a6099" loext:opacity="100%" officeooo:rsid="006a92be"/>
    </style:style>
    <style:style style:name="T193" style:family="text">
      <style:text-properties fo:color="#2a6099" loext:opacity="100%" officeooo:rsid="004190e1"/>
    </style:style>
    <style:style style:name="T194" style:family="text">
      <style:text-properties fo:color="#2a6099" loext:opacity="100%" officeooo:rsid="007f1654"/>
    </style:style>
    <style:style style:name="T195" style:family="text">
      <style:text-properties fo:color="#2a6099" loext:opacity="100%" officeooo:rsid="00530c9e"/>
    </style:style>
    <style:style style:name="T196" style:family="text">
      <style:text-properties fo:color="#2a6099" loext:opacity="100%" officeooo:rsid="009437be"/>
    </style:style>
    <style:style style:name="T197" style:family="text">
      <style:text-properties fo:color="#2a6099" loext:opacity="100%" officeooo:rsid="005170e5"/>
    </style:style>
    <style:style style:name="T198" style:family="text">
      <style:text-properties fo:color="#2a6099" loext:opacity="100%" officeooo:rsid="0096314b"/>
    </style:style>
    <style:style style:name="T199" style:family="text">
      <style:text-properties fo:color="#2a6099" loext:opacity="100%" officeooo:rsid="009ecc90"/>
    </style:style>
    <style:style style:name="T200" style:family="text">
      <style:text-properties fo:color="#2a6099" loext:opacity="100%" officeooo:rsid="00a46215"/>
    </style:style>
    <style:style style:name="T201" style:family="text">
      <style:text-properties fo:color="#2a6099" loext:opacity="100%" style:font-name="Futura Std Condensed Light1" officeooo:rsid="00a46215"/>
    </style:style>
    <style:style style:name="T202" style:family="text">
      <style:text-properties fo:color="#2a6099" loext:opacity="100%" style:font-name="Futura Std Condensed Light1" officeooo:rsid="00a7cb89"/>
    </style:style>
    <style:style style:name="T203" style:family="text">
      <style:text-properties fo:color="#2a6099" loext:opacity="100%" style:font-name="Futura Std Condensed Light1" fo:font-weight="bold" officeooo:rsid="00a46215" style:font-weight-asian="bold" style:font-weight-complex="bold"/>
    </style:style>
    <style:style style:name="T204" style:family="text">
      <style:text-properties fo:color="#2a6099" loext:opacity="100%" officeooo:rsid="00a640b8"/>
    </style:style>
    <style:style style:name="T205" style:family="text">
      <style:text-properties fo:color="#2a6099" loext:opacity="100%" style:font-name="Futura Std Condensed " officeooo:rsid="00a46215"/>
    </style:style>
    <style:style style:name="T206" style:family="text">
      <style:text-properties officeooo:rsid="0030d81e"/>
    </style:style>
    <style:style style:name="T207" style:family="text">
      <style:text-properties officeooo:rsid="0031047f"/>
    </style:style>
    <style:style style:name="T208" style:family="text">
      <style:text-properties officeooo:rsid="00324fc3"/>
    </style:style>
    <style:style style:name="T209" style:family="text">
      <style:text-properties officeooo:rsid="0035b9c5"/>
    </style:style>
    <style:style style:name="T210" style:family="text">
      <style:text-properties officeooo:rsid="003600f1"/>
    </style:style>
    <style:style style:name="T211" style:family="text">
      <style:text-properties style:font-name="Futura Std Condensed" officeooo:rsid="004190e1"/>
    </style:style>
    <style:style style:name="T212" style:family="text">
      <style:text-properties officeooo:rsid="004190e1"/>
    </style:style>
    <style:style style:name="T213" style:family="text">
      <style:text-properties officeooo:rsid="0048922a"/>
    </style:style>
    <style:style style:name="T214" style:family="text">
      <style:text-properties officeooo:rsid="002c96b5"/>
    </style:style>
    <style:style style:name="T215" style:family="text">
      <style:text-properties officeooo:rsid="004a78a6"/>
    </style:style>
    <style:style style:name="T216" style:family="text">
      <style:text-properties officeooo:rsid="004b5574"/>
    </style:style>
    <style:style style:name="T217" style:family="text">
      <style:text-properties officeooo:rsid="004e68bd"/>
    </style:style>
    <style:style style:name="T218" style:family="text">
      <style:text-properties officeooo:rsid="004f4fd7"/>
    </style:style>
    <style:style style:name="T219" style:family="text">
      <style:text-properties officeooo:rsid="004f7ac0"/>
    </style:style>
    <style:style style:name="T220" style:family="text">
      <style:text-properties officeooo:rsid="004ffb0c"/>
    </style:style>
    <style:style style:name="T221" style:family="text">
      <style:text-properties officeooo:rsid="00509422"/>
    </style:style>
    <style:style style:name="T222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4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25" style:family="text">
      <style:text-properties style:font-name="Futura Std Condensed Light1" officeooo:rsid="0099caad"/>
    </style:style>
    <style:style style:name="T226" style:family="text">
      <style:text-properties style:font-name="Futura Std Condensed Light1" officeooo:rsid="009e3584"/>
    </style:style>
    <style:style style:name="T227" style:family="text">
      <style:text-properties officeooo:rsid="005170e5"/>
    </style:style>
    <style:style style:name="T228" style:family="text">
      <style:text-properties fo:color="#3465a4" loext:opacity="100%" style:font-name="Futura Std Condensed" officeooo:rsid="0057759a"/>
    </style:style>
    <style:style style:name="T229" style:family="text">
      <style:text-properties fo:color="#3465a4" loext:opacity="100%" officeooo:rsid="0018b4d5"/>
    </style:style>
    <style:style style:name="T230" style:family="text">
      <style:text-properties officeooo:rsid="00530c9e"/>
    </style:style>
    <style:style style:name="T231" style:family="text">
      <style:text-properties officeooo:rsid="005a3f3b"/>
    </style:style>
    <style:style style:name="T232" style:family="text">
      <style:text-properties officeooo:rsid="005ad40e"/>
    </style:style>
    <style:style style:name="T233" style:family="text">
      <style:text-properties officeooo:rsid="005b5999"/>
    </style:style>
    <style:style style:name="T234" style:family="text">
      <style:text-properties officeooo:rsid="005c7fa8"/>
    </style:style>
    <style:style style:name="T235" style:family="text">
      <style:text-properties officeooo:rsid="0058a901"/>
    </style:style>
    <style:style style:name="T236" style:family="text">
      <style:text-properties officeooo:rsid="005d8a45"/>
    </style:style>
    <style:style style:name="T237" style:family="text">
      <style:text-properties officeooo:rsid="00608b0f"/>
    </style:style>
    <style:style style:name="T238" style:family="text">
      <style:text-properties fo:font-size="16pt" style:font-size-asian="16pt" style:font-size-complex="16pt"/>
    </style:style>
    <style:style style:name="T239" style:family="text">
      <style:text-properties fo:font-size="16pt" style:text-underline-style="none" style:font-size-asian="16pt" style:font-size-complex="16pt"/>
    </style:style>
    <style:style style:name="T240" style:family="text">
      <style:text-properties fo:font-size="16pt" style:text-underline-style="none" officeooo:rsid="0071cc19" style:font-size-asian="16pt" style:font-size-complex="16pt"/>
    </style:style>
    <style:style style:name="T241" style:family="text">
      <style:text-properties officeooo:rsid="006ff937"/>
    </style:style>
    <style:style style:name="T242" style:family="text">
      <style:text-properties style:font-name="Futura Std Condensed Light" fo:font-size="16pt" style:font-size-asian="16pt" style:font-size-complex="16pt"/>
    </style:style>
    <style:style style:name="T243" style:family="text">
      <style:text-properties style:font-name="Futura Std Condensed Light" fo:font-size="16pt" officeooo:rsid="0071cc19" style:font-size-asian="16pt" style:font-size-complex="16pt"/>
    </style:style>
    <style:style style:name="T244" style:family="text">
      <style:text-properties officeooo:rsid="00757a7e"/>
    </style:style>
    <style:style style:name="T245" style:family="text">
      <style:text-properties officeooo:rsid="007cce26"/>
    </style:style>
    <style:style style:name="T246" style:family="text">
      <style:text-properties officeooo:rsid="007dbde0"/>
    </style:style>
    <style:style style:name="T247" style:family="text">
      <style:text-properties officeooo:rsid="007f1654"/>
    </style:style>
    <style:style style:name="T248" style:family="text">
      <style:text-properties officeooo:rsid="00811ecb"/>
    </style:style>
    <style:style style:name="T249" style:family="text">
      <style:text-properties officeooo:rsid="0081581d"/>
    </style:style>
    <style:style style:name="T250" style:family="text">
      <style:text-properties officeooo:rsid="0089ae28"/>
    </style:style>
    <style:style style:name="T251" style:family="text">
      <style:text-properties officeooo:rsid="008b52c7"/>
    </style:style>
    <style:style style:name="T252" style:family="text">
      <style:text-properties officeooo:rsid="008bfe80"/>
    </style:style>
    <style:style style:name="T253" style:family="text">
      <style:text-properties officeooo:rsid="008f955d"/>
    </style:style>
    <style:style style:name="T254" style:family="text">
      <style:text-properties officeooo:rsid="00931601"/>
    </style:style>
    <style:style style:name="T255" style:family="text">
      <style:text-properties officeooo:rsid="009437be"/>
    </style:style>
    <style:style style:name="T256" style:family="text">
      <style:text-properties officeooo:rsid="0096314b"/>
    </style:style>
    <style:style style:name="T257" style:family="text">
      <style:text-properties fo:color="#00a933" loext:opacity="100%" style:text-underline-style="solid" style:text-underline-width="auto" style:text-underline-color="font-color" officeooo:rsid="001a20db"/>
    </style:style>
    <style:style style:name="T258" style:family="text">
      <style:text-properties fo:color="#00a933" loext:opacity="100%" style:text-underline-style="solid" style:text-underline-width="auto" style:text-underline-color="font-color" officeooo:rsid="0089ae28"/>
    </style:style>
    <style:style style:name="T259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0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1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2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3" style:family="text">
      <style:text-properties fo:color="#00a933" loext:opacity="100%" officeooo:rsid="0089ae28"/>
    </style:style>
    <style:style style:name="T264" style:family="text">
      <style:text-properties officeooo:rsid="0098f5b4"/>
    </style:style>
    <style:style style:name="T265" style:family="text">
      <style:text-properties officeooo:rsid="0099caad"/>
    </style:style>
    <style:style style:name="T266" style:family="text">
      <style:text-properties officeooo:rsid="009fe58a"/>
    </style:style>
    <style:style style:name="T267" style:family="text">
      <style:text-properties officeooo:rsid="00a0f0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7"><text:span text:style-name="T4"><text:tab/></text:span><text:span text:style-name="T219">P</text:span><text:span text:style-name="T4">eaceful a</text:span>lien <text:span text:style-name="T264">l</text:span>and<text:span text:style-name="T3">s</text:span> in a Kindergarten. Kids are coming from everywhere. More and more. They tend to surround the <text:span text:style-name="T3">a</text:span>lien <text:span text:style-name="T217">a</text:span><text:span text:style-name="T4">nd they want “blood”! </text:span><text:span text:style-name="T179">Alien</text:span> has to avoid <text:span text:style-name="T1">kids</text:span> in order to survive. Everything’s seen through a surveillance<text:span text:style-name="T179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0"/>
      <text:p text:style-name="P16"><text:tab/><text:span text:style-name="T165">The game will be a</text:span><text:span text:style-name="T15"> </text:span><text:span text:style-name="T18">Top Down Shooter</text:span><text:span text:style-name="T104"> in </text:span><text:span text:style-name="T15">2D pixel art</text:span><text:span text:style-name="T165"> </text:span><text:span text:style-name="T175">style</text:span><text:span text:style-name="T165">.</text:span></text:p>
      <text:p text:style-name="P11"/>
      <text:p text:style-name="P11"><text:tab/>The game will<text:span text:style-name="T151"> </text:span>be in <text:span text:style-name="T6">German</text:span> (just because the title rocks in German).</text:p>
      <text:p text:style-name="P11"/>
      <text:p text:style-name="P15"><text:tab/><text:span text:style-name="T25">1 player versus CPU</text:span><text:span text:style-name="T118">.</text:span></text:p>
      <text:p text:style-name="P11"/>
      <text:p text:style-name="P15"><text:tab/><text:span text:style-name="T30">1 difficulty level</text:span><text:span text:style-name="T118">.</text:span></text:p>
      <text:p text:style-name="P23"/>
      <text:p text:style-name="P23"><text:tab/><text:span text:style-name="T165">One</text:span> game last<text:span text:style-name="T173">s</text:span> <text:span text:style-name="T151">up to</text:span> <text:span text:style-name="T8">1 minute</text:span> (or a bit more <text:span text:style-name="T151">with luck as player will become “blind” at some point</text:span>). <text:span text:style-name="T220">Well. As long as the alien can survive, the game isn’t over but considering that </text:span><text:span text:style-name="T231">after </text:span><text:span text:style-name="T220">about 1 minute, the screen </text:span><text:span text:style-name="T255">gets</text:span><text:span text:style-name="T220"> black, I don’t think the game will last very long </text:span><text:span text:style-name="T255">after that</text:span><text:span text:style-name="T220">...</text:span></text:p>
      <text:p text:style-name="P12"/>
      <text:p text:style-name="P12"><text:tab/><text:span text:style-name="T189">The only thing that will </text:span><text:span text:style-name="T190">eventually</text:span><text:span text:style-name="T189"> be recorded is </text:span><text:span text:style-name="T183">HOW LONG YOU SURVIVE</text:span><text:span text:style-name="T184">D</text:span><text:span text:style-name="T189">! (only the best </text:span><text:span text:style-name="T191">time</text:span><text:span text:style-name="T189">). </text:span><text:span text:style-name="T212">We’ll give the length of the game but </text:span><text:span text:style-name="T192">(</text:span><text:span text:style-name="T193">if it doesn’t break the record, then</text:span><text:span text:style-name="T192">)</text:span><text:span text:style-name="T212"> “</text:span><text:span text:style-name="T211">it’ll be lost for ever like tears in the rain!</text:span><text:span text:style-name="T212">”</text:span></text:p>
      <text:p text:style-name="P12"/>
      <text:p text:style-name="P12"><text:tab/><text:span text:style-name="T14">Nothing to gather</text:span><text:span text:style-name="T151">: no bonus, </text:span><text:span text:style-name="T217">no health, </text:span><text:span text:style-name="T151">no money, no points, </text:span><text:span text:style-name="T165">no weapon, no armor, </text:span><text:span text:style-name="T151">no nothing!</text:span></text:p>
      <text:p text:style-name="P12"/>
      <text:p text:style-name="P12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2"/>
      <text:p text:style-name="P12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63"><text:span text:style-name="T267">The </text:span>Alien</text:p>
      <text:p text:style-name="P64"/>
      <text:p text:style-name="P33"><text:span text:style-name="T255">The</text:span> <text:span text:style-name="T255">A</text:span>lien<text:span text:style-name="T255">s</text:span> <text:span text:style-name="T255">have</text:span> <text:span text:style-name="T231">female </text:span>German old fashioned name<text:span text:style-name="T255">s</text:span> (only for fun): <text:span text:style-name="T255">the player’s alien is called </text:span><text:span text:style-name="T66">Brünhild</text:span><text:span text:style-name="T255">, the other one at the teleportation desk is called </text:span><text:span text:style-name="T66">Gudrun</text:span>!</text:p>
      <text:p text:style-name="P24"/>
      <text:p text:style-name="P70"><text:span text:style-name="T106">The a</text:span><text:span text:style-name="T105">lien </text:span><text:span text:style-name="T114">has</text:span><text:span text:style-name="T209"> 1000 hit points (HP)</text:span><text:span text:style-name="T105">.</text:span></text:p>
      <text:p text:style-name="P26"/>
      <text:p text:style-name="P26"><text:tab/><text:span text:style-name="T255">The</text:span><text:span text:style-name="T176"> Alien has</text:span><text:span text:style-name="T4"> </text:span><text:span text:style-name="T9">1</text:span><text:span text:style-name="T8"> defensive </text:span><text:span text:style-name="T15">skill</text:span><text:span text:style-name="T103"> </text:span><text:span text:style-name="T141">to choose</text:span>:</text:p>
      <text:p text:style-name="P26"/>
      <text:p text:style-name="P28">- <text:span text:style-name="T8">Random teleportation</text:span><text:span text:style-name="T133"> </text:span><text:span text:style-name="T137">(</text:span><text:span text:style-name="T259">cooldown: 20 seconds</text:span><text:span text:style-name="T137">).</text:span></text:p>
      <text:p text:style-name="P28">- <text:span text:style-name="T8">Dash</text:span> <text:span text:style-name="T2">(</text:span><text:span text:style-name="T154">pass through </text:span><text:span text:style-name="T152">kids and attacks</text:span><text:span text:style-name="T138"> – </text:span><text:span text:style-name="T259">cooldown: 15 seconds</text:span><text:span text:style-name="T2">)</text:span></text:p>
      <text:p text:style-name="P28">- <text:span text:style-name="T8">Repulsive “</text:span><text:span text:style-name="T10">explosions”</text:span><text:span text:style-name="T86"> </text:span><text:span text:style-name="T87">(repulsive effect </text:span><text:span text:style-name="T88">only on kids </text:span><text:span text:style-name="T86">–</text:span><text:span text:style-name="T88"> </text:span><text:span text:style-name="T90">not the attacks</text:span><text:span text:style-name="T138"> – </text:span><text:span text:style-name="T259">cooldown: 10 seconds</text:span><text:span text:style-name="T87">)</text:span></text:p>
      <text:p text:style-name="P28">- <text:span text:style-name="T8">Freezing </text:span><text:span text:style-name="T11">“</text:span><text:span text:style-name="T44">shock wave”</text:span><text:span text:style-name="T12"> </text:span><text:span text:style-name="T87">(</text:span><text:span text:style-name="T98">Freezes nearby enemies for </text:span><text:span text:style-name="T99">4</text:span><text:span text:style-name="T98"> seconds</text:span><text:span text:style-name="T138"> </text:span><text:span text:style-name="T139">–</text:span><text:span text:style-name="T138"> </text:span><text:span text:style-name="T90">not the </text:span><text:span text:style-name="T100">missiles</text:span><text:span text:style-name="T138"> – </text:span><text:span text:style-name="T259">cooldown: 15 seconds</text:span><text:span text:style-name="T87">)</text:span></text:p>
      <text:p text:style-name="P26">- <text:span text:style-name="T13">Quick r</text:span><text:span text:style-name="T12">unner </text:span><text:span text:style-name="T87">(</text:span><text:span text:style-name="T146">runs</text:span><text:span text:style-name="T136"> 2</text:span><text:span text:style-name="T140">0</text:span><text:span text:style-name="T136">% faster – </text:span><text:span text:style-name="T262">permanent</text:span><text:span text:style-name="T87">)</text:span></text:p>
      <text:p text:style-name="P28">- <text:span text:style-name="T10">Force </text:span><text:span text:style-name="T44">f</text:span><text:span text:style-name="T10">ield</text:span><text:span text:style-name="T86"> </text:span><text:span text:style-name="T87">(repulsive effect </text:span><text:span text:style-name="T135">for </text:span><text:span text:style-name="T136">6</text:span><text:span text:style-name="T135"> seconds</text:span><text:span text:style-name="T88"> on “</text:span><text:span text:style-name="T135">missiles”</text:span><text:span text:style-name="T88"> </text:span><text:span text:style-name="T86">–</text:span><text:span text:style-name="T88"> </text:span><text:span text:style-name="T90">not the </text:span><text:span text:style-name="T98">kids </text:span><text:span text:style-name="T100">nor</text:span><text:span text:style-name="T90"> the </text:span><text:span text:style-name="T100">physical </text:span><text:span text:style-name="T90">attacks</text:span><text:span text:style-name="T138"> – </text:span><text:span text:style-name="T259">cooldown: 10 seconds</text:span><text:span text:style-name="T87">).</text:span></text:p>
      <text:p text:style-name="P28">- <text:span text:style-name="T10">Time stop </text:span><text:span text:style-name="T87">(affects </text:span><text:span text:style-name="T98">everything for 3 seconds</text:span><text:span text:style-name="T138"> – </text:span><text:span text:style-name="T259">cooldown: 20 seconds</text:span><text:span text:style-name="T88">)</text:span></text:p>
      <text:p text:style-name="P28">- <text:span text:style-name="T13">Mirror images</text:span><text:span text:style-name="T84"> (</text:span><text:span text:style-name="T160">3</text:span><text:span text:style-name="T153"> </text:span><text:span text:style-name="T161">i</text:span><text:span text:style-name="T160">nvulnerable </text:span><text:span text:style-name="T158">copies </text:span><text:span text:style-name="T161">of the Alien</text:span><text:span text:style-name="T84"> start </text:span><text:span text:style-name="T252">running</text:span><text:span text:style-name="T84"> in random </text:span><text:span text:style-name="T151">opposite</text:span><text:span text:style-name="T84"> directions from the player attracting closest kids for </text:span><text:span text:style-name="T157">3</text:span><text:span text:style-name="T153"> seconds</text:span><text:span text:style-name="T163"> </text:span><text:span text:style-name="T164">then disappear</text:span><text:span text:style-name="T138"> – </text:span><text:span text:style-name="T259">cooldown: 1</text:span><text:span text:style-name="T261">2</text:span><text:span text:style-name="T259"> seconds</text:span><text:span text:style-name="T84">)</text:span></text:p>
      <text:p text:style-name="P26">- <text:span text:style-name="T19">Dodger</text:span><text:span text:style-name="T169"> (hit box </text:span><text:span text:style-name="T218">size </text:span><text:span text:style-name="T169">reduced</text:span><text:span text:style-name="T87"> </text:span><text:span text:style-name="T136">by 2</text:span><text:span text:style-name="T140">0</text:span><text:span text:style-name="T136">% </text:span><text:span text:style-name="T87">– </text:span><text:span text:style-name="T260">permanent</text:span><text:span text:style-name="T169">).</text:span></text:p>
      <text:p text:style-name="P28">- <text:span text:style-name="T19">Invisible</text:span><text:span text:style-name="T169"> (makes </text:span><text:span text:style-name="T155">enemies go away </text:span><text:span text:style-name="T159">as if the Alien wasn’t here</text:span><text:span text:style-name="T169"> for </text:span><text:span text:style-name="T251">4</text:span><text:span text:style-name="T169"> seconds</text:span><text:span text:style-name="T138"> – </text:span><text:span text:style-name="T259">cooldown: 15 seconds</text:span><text:span text:style-name="T169">).</text:span></text:p>
      <text:p text:style-name="P28">- <text:span text:style-name="T19">Shield</text:span><text:span text:style-name="T169"> (</text:span><text:span text:style-name="T156">invulnerable to </text:span><text:span text:style-name="T159">any </text:span><text:span text:style-name="T156">attack </text:span><text:span text:style-name="T159">coming from the front for 5 seconds</text:span><text:span text:style-name="T138"> – </text:span><text:span text:style-name="T259">cooldown: 10 seconds</text:span><text:span text:style-name="T169">).</text:span></text:p>
      <text:p text:style-name="P34">- <text:span text:style-name="T8">Second life</text:span> (restart with <text:span text:style-name="T256">300 HP</text:span> from where the player and enemies were <text:span text:style-name="T245">just before the Alien died – </text:span><text:span text:style-name="T263">only 1 time</text:span>).</text:p>
      <text:p text:style-name="P26">- <text:span text:style-name="T19">Healthy</text:span><text:span text:style-name="T169"> (</text:span><text:span text:style-name="T218">2</text:span><text:span text:style-name="T251">0</text:span><text:span text:style-name="T218">% </text:span><text:span text:style-name="T169">more hit points – </text:span><text:span text:style-name="T258">permanent</text:span><text:span text:style-name="T169">).</text:span></text:p>
      <text:p text:style-name="P26">- <text:span text:style-name="T20">Regeneration</text:span><text:span text:style-name="T170"> (</text:span><text:span text:style-name="T256">5</text:span><text:span text:style-name="T250"> hp per second – </text:span><text:span text:style-name="T257">permanent</text:span><text:span text:style-name="T170">).</text:span></text:p>
      <text:p text:style-name="P26">- <text:span text:style-name="T21">Hand to hand </text:span><text:span text:style-name="T61">specialist</text:span><text:span text:style-name="T171"> (50% damage from short range but 200% damage from long range – </text:span><text:span text:style-name="T258">permanent</text:span><text:span text:style-name="T171">).</text:span></text:p>
      <text:p text:style-name="P28">- <text:span text:style-name="T21">Ranged </text:span><text:span text:style-name="T28">fighting </text:span><text:span text:style-name="T61">expert</text:span><text:span text:style-name="T171"> (50% damage from long range but 200% damage from short range – </text:span><text:span text:style-name="T258">permanent</text:span><text:span text:style-name="T171">).</text:span></text:p>
      <text:p text:style-name="P26">- <text:span text:style-name="T7">None! </text:span><text:span text:style-name="T141">(</text:span><text:span text:style-name="T142">yes!</text:span><text:span text:style-name="T141">)</text:span></text:p>
      <text:p text:style-name="P26"/>
      <text:p text:style-name="P26"><text:tab/><text:span text:style-name="T26">S</text:span><text:span text:style-name="T22">kill cool down is shown by the sprite outline color</text:span><text:span text:style-name="T126"> </text:span><text:span text:style-name="T124">(red means not ready)</text:span><text:span text:style-name="T172">.</text:span></text:p>
      <text:p text:style-name="P30"><text:span text:style-name="T65"><text:tab/>Cooldown</text:span><text:span text:style-name="T253"> countdown </text:span><text:span text:style-name="T65">starts </text:span><text:span text:style-name="T66">red</text:span><text:span text:style-name="T253"> and </text:span><text:span text:style-name="T266">evolves to </text:span><text:span text:style-name="T65">turn black</text:span><text:span text:style-name="T253"> when </text:span><text:span text:style-name="T65">countdown is over</text:span><text:span text:style-name="T253">.</text:span></text:p>
      <text:p text:style-name="P29"><text:tab/><text:span text:style-name="T46">No HP shown on screen </text:span><text:span text:style-name="T195">(</text:span><text:span text:style-name="T196">we’ll eventually show that also with the outline turning blue</text:span><text:span text:style-name="T195">)</text:span><text:span text:style-name="T230">.</text:span></text:p>
      <text:p text:style-name="P17"><text:tab/>Each <text:span text:style-name="T26">skill</text:span><text:span text:style-name="T8"> has </text:span><text:span text:style-name="T37">its own</text:span><text:span text:style-name="T8"> cooldown</text:span> (<text:span text:style-name="T151">duration</text:span> depending on the <text:span text:style-name="T165">skill</text:span>).</text:p>
      <text:p text:style-name="P5">Enemies</text:p>
      <text:p text:style-name="P3"/>
      <text:p text:style-name="P38"><text:tab/><text:span text:style-name="T166">Here’s the list:</text:span></text:p>
      <text:p text:style-name="P38"/>
      <text:p text:style-name="P38">- <text:span text:style-name="T16">Throwing </text:span><text:span text:style-name="T22">B</text:span><text:span text:style-name="T16">ooger </text:span><text:span text:style-name="T22">K</text:span><text:span text:style-name="T16">ids</text:span><text:span text:style-name="T166"> (</text:span><text:span text:style-name="T209">slow </text:span><text:span text:style-name="T166">medium ranged explosives </text:span><text:span text:style-name="T172">with small effect area</text:span><text:span text:style-name="T166">):</text:span></text:p>
      <text:p text:style-name="P38"><text:tab/><text:span text:style-name="T209">Alien loses </text:span><text:span text:style-name="T49">1</text:span><text:span text:style-name="T28">00 </text:span><text:span text:style-name="T36">HP</text:span><text:span text:style-name="T209"> when hit.</text:span></text:p>
      <text:p text:style-name="P38"/>
      <text:p text:style-name="P38">- <text:span text:style-name="T16">Spitting </text:span><text:span text:style-name="T22">K</text:span><text:span text:style-name="T16">ids</text:span><text:span text:style-name="T166"> (</text:span><text:span text:style-name="T209">quick s</text:span><text:span text:style-name="T206">hort </text:span><text:span text:style-name="T166">ranged </text:span><text:span text:style-name="T265">projectile</text:span><text:span text:style-name="T166">).</text:span></text:p>
      <text:p text:style-name="P39"><text:tab/><text:span text:style-name="T209">Alien loses </text:span><text:span text:style-name="T49">5</text:span><text:span text:style-name="T42">0</text:span><text:span text:style-name="T28"> </text:span><text:span text:style-name="T36">HP</text:span><text:span text:style-name="T209"> when hit.</text:span></text:p>
      <text:p text:style-name="P39"/>
      <text:p text:style-name="P38">- <text:span text:style-name="T16">Kids </text:span><text:span text:style-name="T22">W</text:span><text:span text:style-name="T16">ith </text:span><text:span text:style-name="T22">S</text:span><text:span text:style-name="T16">ticks</text:span><text:span text:style-name="T166"> (</text:span><text:span text:style-name="T209">very quick </text:span><text:span text:style-name="T180">hand to hand</text:span><text:span text:style-name="T166"> attack).</text:span></text:p>
      <text:p text:style-name="P39"><text:tab/><text:span text:style-name="T209">Alien loses </text:span><text:span text:style-name="T49">25</text:span><text:span text:style-name="T28"> </text:span><text:span text:style-name="T36">HP</text:span><text:span text:style-name="T209"> when hit.</text:span></text:p>
      <text:p text:style-name="P39"/>
      <text:p text:style-name="P40">- <text:span text:style-name="T44">Crying </text:span><text:span text:style-name="T23">Kids</text:span><text:span text:style-name="T174"> </text:span><text:span text:style-name="T221">run randomly then stop to cry</text:span><text:span text:style-name="T174">. </text:span><text:span text:style-name="T221">If the alien is close enough, kick him. </text:span><text:span text:style-name="T227">Resume routine.</text:span></text:p>
      <text:p text:style-name="P40"><text:tab/><text:span text:style-name="T209">Alien loses </text:span><text:span text:style-name="T49">75</text:span><text:span text:style-name="T28"> </text:span><text:span text:style-name="T36">HP</text:span><text:span text:style-name="T209"> </text:span><text:span text:style-name="T227">when hit</text:span><text:span text:style-name="T210">.</text:span></text:p>
      <text:p text:style-name="P39"/>
      <text:p text:style-name="P38">- <text:span text:style-name="T22">Vomiting </text:span><text:span text:style-name="T23">K</text:span><text:span text:style-name="T22">ids</text:span><text:span text:style-name="T172"> (</text:span><text:span text:style-name="T209">slow </text:span><text:span text:style-name="T172">long range attacks with large effect area). </text:span><text:span text:style-name="T227">Wandering, then vomiting somewhere there space for the puddle, then resuming… The vomit puddle generate an area that everybody’s running away from.</text:span></text:p>
      <text:p text:style-name="P40"><text:tab/><text:span text:style-name="T209">Alien loses </text:span><text:span text:style-name="T28">5</text:span><text:span text:style-name="T42">0</text:span><text:span text:style-name="T28"> </text:span><text:span text:style-name="T36">HP per second</text:span><text:span text:style-name="T209"> when walking in the vomit puddle until exiting it. </text:span><text:span text:style-name="T210">He also takes decreasing damages</text:span><text:span text:style-name="T227"> </text:span><text:span text:style-name="T210">for up to 2 seconds </text:span><text:span text:style-name="T227">(</text:span><text:span text:style-name="T45">25HP </text:span><text:span text:style-name="T49">the first second</text:span><text:span text:style-name="T45">, then 10HP</text:span><text:span text:style-name="T227">) </text:span><text:span text:style-name="T210">after exiting the area.</text:span></text:p>
      <text:p text:style-name="P38"/>
      <text:p text:style-name="P38">- <text:span text:style-name="T17">T</text:span><text:span text:style-name="T49">he t</text:span><text:span text:style-name="T8">eacher </text:span><text:span text:style-name="T202">(see </text:span><text:span text:style-name="T203">*1</text:span><text:span text:style-name="T201"> </text:span><text:span text:style-name="T202">below) </text:span><text:span text:style-name="T132">walk</text:span><text:span text:style-name="T85">ing randomly.</text:span> <text:span text:style-name="T233">When </text:span><text:span text:style-name="T167">close </text:span><text:span text:style-name="T233">enough </text:span><text:span text:style-name="T167">to the alien </text:span><text:span text:style-name="T233">and kids involved in the fight,</text:span><text:span text:style-name="T167"> </text:span><text:span text:style-name="T233">starts running to </text:span>try to stop the mess <text:span text:style-name="T167">(</text:span><text:span text:style-name="T227">she</text:span><text:span text:style-name="T168"> </text:span><text:span text:style-name="T227">is an</text:span><text:span text:style-name="T168"> </text:span><text:span text:style-name="T167">obstacle: run</text:span><text:span text:style-name="T168">ning</text:span><text:span text:style-name="T167"> then stop</text:span><text:span text:style-name="T168">ping,</text:span><text:span text:style-name="T167"> trying to calm things down </text:span><text:span text:style-name="T215">staying between kid</text:span><text:span text:style-name="T227">s</text:span><text:span text:style-name="T215"> and alien </text:span><text:span text:style-name="T167">then </text:span><text:span text:style-name="T213">going away and </text:span><text:span text:style-name="T215">finally </text:span><text:span text:style-name="T167">resum</text:span><text:span text:style-name="T215">ing</text:span><text:span text:style-name="T167">… </text:span><text:span text:style-name="T187">I don’t know if she should give up and go away for a while if a never ending fight happens </text:span><text:span text:style-name="T194">as it will for sure</text:span><text:span text:style-name="T167">).</text:span></text:p>
      <text:p text:style-name="P38"/>
      <text:p text:style-name="P38"/>
      <text:p text:style-name="P66">Technically</text:p>
      <text:p text:style-name="P65"/>
      <text:p text:style-name="P67"><text:span text:style-name="T162"><text:tab/></text:span><text:span text:style-name="T77">Animations at </text:span><text:span text:style-name="T78">3</text:span><text:span text:style-name="T77">s</text:span><text:span text:style-name="T222"> </text:span><text:span text:style-name="T223">(</text:span><text:span text:style-name="T224">just like Domestique Baston</text:span><text:span text:style-name="T223">).</text:span></text:p>
      <text:p text:style-name="P32"/>
      <text:p text:style-name="P31"><text:tab/><text:span text:style-name="T181">Every game </text:span><text:span text:style-name="T182">starts from a random point in the area</text:span><text:span text:style-name="T181">. Spawning points could possibly be established before hand. </text:span><text:span text:style-name="T199">If not the center of the map will be the starting point.</text:span></text:p>
      <text:p text:style-name="P31"/>
      <text:p text:style-name="P31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49"> </text:span><text:span text:style-name="T234">and</text:span><text:span text:style-name="T177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5"/>
      <text:p text:style-name="P21"><text:tab/><text:span text:style-name="T24">A</text:span><text:span text:style-name="T8">lien</text:span> <text:span text:style-name="T180">and </text:span><text:span text:style-name="T33">Enemies</text:span><text:span text:style-name="T180"> </text:span><text:span text:style-name="T208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3">.</text:span></text:p>
      <text:p text:style-name="P59"/>
      <text:p text:style-name="P14"><text:span text:style-name="T103"><text:tab/></text:span><text:span text:style-name="T121">A</text:span><text:span text:style-name="T91">lien animations (</text:span><text:span text:style-name="T34">left</text:span><text:span text:style-name="T91"> and </text:span><text:span text:style-name="T34">right</text:span><text:span text:style-name="T91"> are </text:span><text:span text:style-name="T34">flopped animations</text:span><text:span text:style-name="T91">, </text:span><text:span text:style-name="T34">up/left</text:span><text:span text:style-name="T91"> and </text:span><text:span text:style-name="T34">up/right</text:span><text:span text:style-name="T91"> are </text:span><text:span text:style-name="T34">flopped animations</text:span><text:span text:style-name="T91"> and </text:span><text:span text:style-name="T34">down/left</text:span><text:span text:style-name="T91"> and </text:span><text:span text:style-name="T34">down/right</text:span><text:span text:style-name="T91"> are also </text:span><text:span text:style-name="T34">flopped animations</text:span><text:span text:style-name="T91">):</text:span></text:p>
      <text:p text:style-name="P13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3"><text:span text:style-name="T31"><text:tab/>8</text:span><text:span text:style-name="T228"> </text:span><text:span text:style-name="T30">Idle direction</text:span><text:span text:style-name="T26">s</text:span></text:p>
      <text:p text:style-name="P13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3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60"/>
      <text:p text:style-name="P14"><text:span text:style-name="T117"><text:tab/></text:span><text:span text:style-name="T95">Enemies </text:span><text:span text:style-name="T97">(kids) </text:span><text:span text:style-name="T95">animations </text:span><text:span text:style-name="T91">(</text:span><text:span text:style-name="T34">left</text:span><text:span text:style-name="T91"> and </text:span><text:span text:style-name="T34">right</text:span><text:span text:style-name="T91"> are </text:span><text:span text:style-name="T34">flopped animations</text:span><text:span text:style-name="T91">, </text:span><text:span text:style-name="T34">up/left</text:span><text:span text:style-name="T91"> and </text:span><text:span text:style-name="T34">up/right</text:span><text:span text:style-name="T91"> are </text:span><text:span text:style-name="T34">flopped animations</text:span><text:span text:style-name="T91"> and </text:span><text:span text:style-name="T34">down/left</text:span><text:span text:style-name="T91"> and </text:span><text:span text:style-name="T34">down/right</text:span><text:span text:style-name="T91"> are also </text:span><text:span text:style-name="T34">flopped animations</text:span><text:span text:style-name="T91">):</text:span></text:p>
      <text:p text:style-name="P19"><text:span text:style-name="T116"><text:tab/></text:span><text:span text:style-name="T26">8 move </text:span><text:span text:style-name="T52">(run – vomiting and crying kids are walking) </text:span><text:span text:style-name="T26">directions</text:span></text:p>
      <text:p text:style-name="P69"><text:tab/>8 attack directions</text:p>
      <text:p text:style-name="P69"><text:tab/>8 Idle directions</text:p>
      <text:p text:style-name="P68"><text:span text:style-name="T5"><text:tab/>8 </text:span><text:span text:style-name="T79">waving</text:span><text:span text:style-name="T5"> directions </text:span><text:span text:style-name="T107">(when two kids face each other, they </text:span><text:span text:style-name="T108">forget about the alien and </text:span><text:span text:style-name="T107">stop </text:span><text:span text:style-name="T108">running</text:span><text:span text:style-name="T107"> then wave at each other </text:span><text:span text:style-name="T108">for a couple of seconds </text:span><text:span text:style-name="T107">then resume moving)</text:span><text:span text:style-name="T79"> – </text:span><text:span text:style-name="T80">only </text:span><text:span text:style-name="T81">throwing booger </text:span><text:span text:style-name="T82">kids</text:span><text:span text:style-name="T81">, spitting </text:span><text:span text:style-name="T82">kids </text:span><text:span text:style-name="T81">and </text:span><text:span text:style-name="T80">kids </text:span><text:span text:style-name="T81">with sticks</text:span><text:span text:style-name="T83">.</text:span></text:p>
      <text:p text:style-name="P20"/>
      <text:p text:style-name="P21"><text:span text:style-name="T125"><text:tab/></text:span><text:span text:style-name="T96">Teacher </text:span><text:span text:style-name="T95">animations </text:span><text:span text:style-name="T91">(</text:span><text:span text:style-name="T34">left</text:span><text:span text:style-name="T91"> and </text:span><text:span text:style-name="T34">right</text:span><text:span text:style-name="T91"> are </text:span><text:span text:style-name="T34">flopped animations</text:span><text:span text:style-name="T91">, </text:span><text:span text:style-name="T34">up/left</text:span><text:span text:style-name="T91"> and </text:span><text:span text:style-name="T34">up/right</text:span><text:span text:style-name="T91"> are </text:span><text:span text:style-name="T34">flopped animations</text:span><text:span text:style-name="T91"> and </text:span><text:span text:style-name="T34">down/left</text:span><text:span text:style-name="T91"> and </text:span><text:span text:style-name="T34">down/right</text:span><text:span text:style-name="T91"> are also </text:span><text:span text:style-name="T34">flopped animations</text:span><text:span text:style-name="T91">):</text:span></text:p>
      <text:p text:style-name="P18"><text:span text:style-name="T130"><text:tab/></text:span><text:span text:style-name="T26">8 </text:span><text:span text:style-name="T50">run</text:span><text:span text:style-name="T26"> directions</text:span></text:p>
      <text:p text:style-name="P18"><text:span text:style-name="T26"><text:tab/></text:span><text:span text:style-name="T50">8 walk directions</text:span></text:p>
      <text:p text:style-name="P35"><text:span text:style-name="T85"><text:tab/></text:span><text:span text:style-name="T26">8 “</text:span><text:span text:style-name="T50">stop fighting”</text:span><text:span text:style-name="T26"> directions</text:span></text:p>
      <text:p text:style-name="P35"/>
      <text:p text:style-name="P22"><text:span text:style-name="T92">Enem</text:span><text:span text:style-name="T97">y</text:span><text:span text:style-name="T92"> behavior</text:span><text:span text:style-name="T97">s</text:span><text:span text:style-name="T92">:</text:span></text:p>
      <text:p text:style-name="P61"/>
      <text:p text:style-name="P36"><text:soft-page-break/><text:span text:style-name="T85"><text:tab/></text:span><text:span text:style-name="T89">Followers </text:span><text:span text:style-name="T102">and stoppers and followers, etc.:</text:span></text:p>
      <text:p text:style-name="P44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47">(run randomly then stop then resume… Until they detect the Alien and then follow him to throw projectile at him).</text:span></text:p>
      <text:p text:style-name="P44"><text:span text:style-name="T16"><text:tab/><text:tab/>Spitting </text:span><text:span text:style-name="T22">K</text:span><text:span text:style-name="T16">ids </text:span><text:span text:style-name="T147">(run randomly then stop then resume… Until they detect the Alien and then follow him to throw projectile at him).</text:span></text:p>
      <text:p text:style-name="P43"><text:span text:style-name="T16"><text:tab/></text:span><text:span text:style-name="T119">Followers:</text:span></text:p>
      <text:p text:style-name="P43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47">(run randomly then stop then resume… Until they detect the Alien and then follow him to hit him).</text:span></text:p>
      <text:p text:style-name="P43"/>
      <text:p text:style-name="P43"><text:span text:style-name="T23"><text:tab/></text:span><text:span text:style-name="T97">Somewhat r</text:span><text:span text:style-name="T101">andom</text:span><text:span text:style-name="T92">:</text:span></text:p>
      <text:p text:style-name="P43"><text:span text:style-name="T119"><text:tab/><text:tab/></text:span><text:span text:style-name="T22">Vomiting </text:span><text:span text:style-name="T23">K</text:span><text:span text:style-name="T22">ids </text:span><text:span text:style-name="T147">(walk randomly then stop to vomit then resume).</text:span></text:p>
      <text:p text:style-name="P43"><text:span text:style-name="T22"><text:tab/><text:tab/></text:span><text:span text:style-name="T47">Crying Kids</text:span><text:span text:style-name="T148"> </text:span><text:span text:style-name="T147">(run randomly then stop to cry </text:span><text:span text:style-name="T149">for 3 to 5 seconds </text:span><text:span text:style-name="T147">and resume… Until the Alien is detected and then try to reach him for a good kicking session </text:span><text:span text:style-name="T149">then resume…</text:span><text:span text:style-name="T147">)</text:span></text:p>
      <text:p text:style-name="P77"><text:span text:style-name="T22"><text:tab/></text:span><text:span text:style-name="T134"><text:tab/></text:span><text:span text:style-name="T17">T</text:span><text:span text:style-name="T26">eacher</text:span><text:span text:style-name="T117"> </text:span><text:span text:style-name="T147">(Stays where she is then runs somewhere else then resume… Until she detects a fight between kids and the Alien </text:span><text:span text:style-name="T150">and tries to take place between kids and the Alien – </text:span><text:span text:style-name="T202">(see </text:span><text:span text:style-name="T205">*1</text:span><text:span text:style-name="T201"> </text:span><text:span text:style-name="T202">above)</text:span><text:span text:style-name="T147">)</text:span></text:p>
      <text:p text:style-name="P49"/>
      <text:p text:style-name="P42"><text:tab/><text:span text:style-name="T246">The </text:span><text:span text:style-name="T62">game starts</text:span><text:span text:style-name="T246"> with </text:span><text:span text:style-name="T62">1 </text:span><text:span text:style-name="T63">T</text:span><text:span text:style-name="T62">eacher</text:span><text:span text:style-name="T143"> </text:span><text:span text:style-name="T144">(only 1 per game)</text:span><text:span text:style-name="T246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6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6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6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6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2"/>
      <text:p text:style-name="P42"><text:tab/><text:span text:style-name="T62">Every </text:span><text:span text:style-name="T72">2</text:span><text:span text:style-name="T62"> seconds 1 kid </text:span><text:span text:style-name="T72">spawns </text:span><text:span text:style-name="T73">in the field </text:span><text:span text:style-name="T72">(outside of the screen)</text:span><text:span text:style-name="T246">:</text:span></text:p>
      <text:p text:style-name="P42"><text:tab/><text:tab/><text:span text:style-name="T247">Spitting Kid: </text:span><text:span text:style-name="T63">30%</text:span></text:p>
      <text:p text:style-name="P42"><text:tab/><text:tab/><text:span text:style-name="T247">Kid with Stick: </text:span><text:span text:style-name="T63">40%</text:span></text:p>
      <text:p text:style-name="P42"><text:tab/><text:tab/><text:span text:style-name="T246">Throwing Booger Kid: </text:span><text:span text:style-name="T63">10%</text:span></text:p>
      <text:p text:style-name="P42"><text:span text:style-name="T246"><text:tab/><text:tab/>Crying Kid: </text:span><text:span text:style-name="T63">10%</text:span></text:p>
      <text:p text:style-name="P42"><text:span text:style-name="T246"><text:tab/><text:tab/>Vomiting Kid: </text:span><text:span text:style-name="T63">10%</text:span></text:p>
      <text:p text:style-name="P42"><text:span text:style-name="T63"/></text:p>
      <text:p text:style-name="P83"><text:span text:style-name="T63"><text:tab/></text:span><text:span text:style-name="T40">Kids</text:span><text:span text:style-name="T54"> </text:span><text:span text:style-name="T74">are</text:span><text:span text:style-name="T60"> running </text:span><text:span text:style-name="T74">randomly </text:span><text:span text:style-name="T60">until they detect the Alien (or another kid and they are able to wave at each other)</text:span><text:span text:style-name="T47">.</text:span></text:p>
      <text:p text:style-name="P49"/>
      <text:p text:style-name="P50"><text:span text:style-name="T178"><text:tab/></text:span><text:span text:style-name="T32">Enemies detection colliders will have a somewhat random size</text:span><text:span text:style-name="T214">.</text:span></text:p>
      <text:p text:style-name="P54"/>
      <text:p text:style-name="P53"><text:span text:style-name="T214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3">.</text:span></text:p>
      <text:p text:style-name="P53"/>
      <text:p text:style-name="P53"><text:span text:style-name="T59"><text:tab/>Kids with sticks go away only after hitting the alien </text:span><text:span text:style-name="T60">3</text:span><text:span text:style-name="T59"> times</text:span><text:span text:style-name="T248">.</text:span></text:p>
      <text:p text:style-name="P53"/>
      <text:p text:style-name="P56"><text:span text:style-name="T4"><text:tab/></text:span><text:span text:style-name="T197">Alien becomes invincible for 1 second after getting hit </text:span><text:span text:style-name="T198">(probably not)</text:span><text:span text:style-name="T197">.</text:span></text:p>
      <text:p text:style-name="P53"/>
      <text:p text:style-name="P82"><text:soft-page-break/><text:span text:style-name="T235"><text:tab/></text:span><text:span text:style-name="T60">Kids don’t wave while fighting.</text:span></text:p>
      <text:p text:style-name="P50"/>
      <text:p text:style-name="P50"><text:tab/><text:span text:style-name="T41">Kids are slower than </text:span><text:span text:style-name="T51">the </text:span><text:span text:style-name="T41">alien</text:span><text:span text:style-name="T216"> and </text:span><text:span text:style-name="T232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16">.</text:span></text:p>
      <text:p text:style-name="P50"/>
      <text:p text:style-name="P52"><text:tab/><text:span text:style-name="T236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</text:span><text:span text:style-name="T54">!</text:span></text:p>
      <text:p text:style-name="P52"/>
      <text:p text:style-name="P52"><text:span text:style-name="T188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78"/>
      <text:p text:style-name="P84"><text:tab/>Kids with Sticks have 4 colliders:</text:p>
      <text:p text:style-name="P57"><text:span text:style-name="T68"><text:tab/><text:tab/></text:span><text:span text:style-name="T54">1 obstacle collider</text:span><text:span text:style-name="T236"> (for background, vomit, </text:span><text:span text:style-name="T249">other </text:span><text:span text:style-name="T236">kids, teacher and alien).</text:span></text:p>
      <text:p text:style-name="P57"><text:tab/><text:tab/><text:span text:style-name="T54">1 alien detection collider</text:span><text:span text:style-name="T236">.</text:span></text:p>
      <text:p text:style-name="P57"><text:tab/><text:tab/><text:span text:style-name="T54">1 waving collider</text:span><text:span text:style-name="T236">.</text:span></text:p>
      <text:p text:style-name="P57"><text:tab/><text:tab/><text:span text:style-name="T68">1 attack collider</text:span><text:span text:style-name="T265">.</text:span></text:p>
      <text:p text:style-name="P57"/>
      <text:p text:style-name="P57"><text:span text:style-name="T265"><text:tab/></text:span><text:span text:style-name="T68">Spitting Kids have 4 colliders:</text:span></text:p>
      <text:p text:style-name="P57"><text:span text:style-name="T68"><text:tab/><text:tab/></text:span><text:span text:style-name="T54">1 obstacle collider</text:span><text:span text:style-name="T236"> (for background, vomit, </text:span><text:span text:style-name="T249">other </text:span><text:span text:style-name="T236">kids, teacher and alien).</text:span></text:p>
      <text:p text:style-name="P57"><text:tab/><text:tab/><text:span text:style-name="T54">1 alien detection collider</text:span><text:span text:style-name="T236">.</text:span></text:p>
      <text:p text:style-name="P57"><text:tab/><text:tab/><text:span text:style-name="T54">1 waving collider</text:span><text:span text:style-name="T236">.</text:span></text:p>
      <text:p text:style-name="P57"><text:span text:style-name="T265"><text:tab/><text:tab/></text:span><text:span text:style-name="T68">1 emitter point for their projectiles</text:span><text:span text:style-name="T265">.</text:span></text:p>
      <text:p text:style-name="P57"/>
      <text:p text:style-name="P57"><text:tab/><text:span text:style-name="T68">Throwing Booger Kids have 4 colliders:</text:span></text:p>
      <text:p text:style-name="P57"><text:span text:style-name="T68"><text:tab/><text:tab/></text:span><text:span text:style-name="T54">1 obstacle collider</text:span><text:span text:style-name="T236"> (for background, vomit, </text:span><text:span text:style-name="T249">other </text:span><text:span text:style-name="T236">kids, teacher and alien).</text:span></text:p>
      <text:p text:style-name="P57"><text:tab/><text:tab/><text:span text:style-name="T54">1 alien detection collider</text:span><text:span text:style-name="T236">.</text:span></text:p>
      <text:p text:style-name="P57"><text:tab/><text:tab/><text:span text:style-name="T54">1 waving collider</text:span><text:span text:style-name="T236">.</text:span></text:p>
      <text:p text:style-name="P57"><text:span text:style-name="T265"><text:tab/><text:tab/></text:span><text:span text:style-name="T68">1 emitter point for their projectiles</text:span><text:span text:style-name="T265">.</text:span></text:p>
      <text:p text:style-name="P57"/>
      <text:p text:style-name="P58"><text:tab/><text:span text:style-name="T69">Vomiting</text:span><text:span text:style-name="T68"> Kids have </text:span><text:span text:style-name="T70">2</text:span><text:span text:style-name="T68"> colliders:</text:span></text:p>
      <text:p text:style-name="P58"><text:span text:style-name="T68"><text:tab/><text:tab/></text:span><text:span text:style-name="T54">1 obstacle collider</text:span><text:span text:style-name="T236"> (for background, vomit, </text:span><text:span text:style-name="T249">other </text:span><text:span text:style-name="T236">kids, teacher and alien).</text:span></text:p>
      <text:p text:style-name="P58"><text:tab/><text:tab/><text:span text:style-name="T69">1</text:span><text:span text:style-name="T58"> collider</text:span><text:span text:style-name="T244"> to </text:span><text:span text:style-name="T58">never unleash a vomit puddle that intersects with the background </text:span><text:span text:style-name="T67">colliders</text:span><text:span text:style-name="T265">.</text:span></text:p>
      <text:p text:style-name="P58"/>
      <text:p text:style-name="P58"><text:span text:style-name="T265"><text:tab/></text:span><text:span text:style-name="T69">Crying</text:span><text:span text:style-name="T68"> Kids have </text:span><text:span text:style-name="T69">5 </text:span><text:span text:style-name="T68">colliders:</text:span></text:p>
      <text:p text:style-name="P58"><text:span text:style-name="T68"><text:tab/><text:tab/></text:span><text:span text:style-name="T54">1 obstacle collider</text:span><text:span text:style-name="T236"> (for background, vomit, </text:span><text:span text:style-name="T249">other </text:span><text:span text:style-name="T236">kids, teacher and alien).</text:span></text:p>
      <text:p text:style-name="P58"><text:tab/><text:tab/><text:span text:style-name="T69">1 c</text:span><text:span text:style-name="T58">ollider to detect if they are close enough to the alien to start kicking him.</text:span></text:p>
      <text:p text:style-name="P58"><text:tab/><text:tab/><text:span text:style-name="T54">1 waving collider</text:span><text:span text:style-name="T236">.</text:span></text:p>
      <text:p text:style-name="P58"><text:span text:style-name="T265"><text:tab/><text:tab/></text:span><text:span text:style-name="T69">1 attack </text:span><text:span text:style-name="T67">collider</text:span><text:span text:style-name="T265">.</text:span></text:p>
      <text:p text:style-name="P51"><text:soft-page-break/></text:p>
      <text:p text:style-name="P51"><text:tab/><text:span text:style-name="T55">The </text:span><text:span text:style-name="T70">T</text:span><text:span text:style-name="T55">eacher has 2 colliders:</text:span></text:p>
      <text:p text:style-name="P52"><text:tab/><text:tab/><text:span text:style-name="T54">1 obstacle collider</text:span><text:span text:style-name="T236"> (for background, vomit, kids and the alien).</text:span></text:p>
      <text:p text:style-name="P52"><text:span text:style-name="T236"><text:tab/><text:tab/></text:span><text:span text:style-name="T54">1 </text:span><text:span text:style-name="T56">fight </text:span><text:span text:style-name="T54">detection collider </text:span><text:span text:style-name="T67">(!)</text:span><text:span text:style-name="T236">.</text:span></text:p>
      <text:p text:style-name="P52"/>
      <text:p text:style-name="P52"><text:tab/><text:span text:style-name="T55">The </text:span><text:span text:style-name="T70">A</text:span><text:span text:style-name="T55">lien has 2 colliders:</text:span></text:p>
      <text:p text:style-name="P52"><text:tab/><text:tab/><text:span text:style-name="T55">1 obstacle collider</text:span><text:span text:style-name="T54"> </text:span><text:span text:style-name="T236">(for background, kids </text:span><text:span text:style-name="T237">and</text:span><text:span text:style-name="T236"> the teacher).</text:span></text:p>
      <text:p text:style-name="P52"><text:tab/><text:tab/><text:span text:style-name="T55">1 “get hit” collider</text:span><text:span text:style-name="T237">.</text:span></text:p>
      <text:p text:style-name="P81"/>
      <text:p text:style-name="P4">Options</text:p>
      <text:p text:style-name="P37"/>
      <text:p text:style-name="P47"><text:tab/><text:span text:style-name="T207">Adding 1</text:span><text:span text:style-name="T127"> </text:span><text:span text:style-name="T122">more </text:span><text:span text:style-name="T127">difficulty mode </text:span><text:span text:style-name="T120">to the normal one</text:span><text:span text:style-name="T127">: </text:span><text:span text:style-name="T93">Super Hyper Mega </text:span><text:span text:style-name="T94">Hardcore</text:span><text:span text:style-name="T127"> (more enemies moving and attacking quickly, nerfed alien skills, slower alien, </text:span><text:span text:style-name="T123">enemies dealing more damages</text:span><text:span text:style-name="T127">).</text:span></text:p>
      <text:p text:style-name="P46"><text:span text:style-name="T127"><text:tab/></text:span><text:span text:style-name="T128">Up to 4 </text:span><text:span text:style-name="T129">alien</text:span><text:span text:style-name="T121">s</text:span><text:span text:style-name="T128"> simultaneously </text:span><text:span text:style-name="T131">(bigger map)</text:span><text:span text:style-name="T128">.</text:span></text:p>
      <text:p text:style-name="P48"><text:span text:style-name="T85"><text:tab/></text:span><text:span text:style-name="T120">O</text:span><text:span text:style-name="T85">nline mode.</text:span></text:p>
      <text:p text:style-name="P48"><text:span text:style-name="T103"><text:tab/></text:span><text:span text:style-name="T165">Adding new alien</text:span><text:span text:style-name="T220">s</text:span><text:span text:style-name="T165"> </text:span><text:span text:style-name="T207">(</text:span><text:span text:style-name="T176">with new skills</text:span><text:span text:style-name="T207">)</text:span><text:span text:style-name="T176"> </text:span><text:span text:style-name="T165">would be great.</text:span></text:p>
      <text:p text:style-name="P45"><text:tab/><text:span text:style-name="T165">Adding new </text:span>enemies<text:span text:style-name="T165"> </text:span><text:span text:style-name="T207">(with new behaviors) </text:span><text:span text:style-name="T165">would be great </text:span>too<text:span text:style-name="T165">.</text:span></text:p>
      <text:p text:style-name="P45"><text:tab/><text:span text:style-name="T229">Adding an animation of the spaceship landing the alien in the Kindergarten then taking off in order for the game to start would be nice! </text:span></text:p>
      <text:p text:style-name="P41"><text:tab/>With a lot of courage, new maps would also be added…</text:p>
      <text:p text:style-name="P7">What we borrowed from the world outside:</text:p>
      <text:p text:style-name="P8"/>
      <text:p text:style-name="P62"><text:span text:style-name="T239">Assets from Animallogic: </text:span><text:a xlink:type="simple" xlink:href="https://animallogic.com/alab/" text:style-name="Internet_20_link" text:visited-style-name="Visited_20_Internet_20_Link"><text:span text:style-name="T238">http://animallogic.com/alab/</text:span></text:a></text:p>
      <text:p text:style-name="P62"><text:span text:style-name="T239">Monsterama from Iconian Fonts: </text:span><text:a xlink:type="simple" xlink:href="http://www.iconian.com/" text:style-name="Internet_20_link" text:visited-style-name="Visited_20_Internet_20_Link"><text:span text:style-name="T238">http://www.iconian.com/</text:span></text:a></text:p>
      <text:p text:style-name="P62"><text:span text:style-name="T239">Sound</text:span><text:span text:style-name="T240">s</text:span><text:span text:style-name="T239"> from Mixkit.co: </text:span><text:a xlink:type="simple" xlink:href="http://mixkit.co/" text:style-name="Internet_20_link" text:visited-style-name="Visited_20_Internet_20_Link"><text:span text:style-name="T238">http://mixkit.co/</text:span></text:a></text:p>
      <text:p text:style-name="P71"><text:span text:style-name="T243">Sounds from Quicksounds.com: </text:span><text:a xlink:type="simple" xlink:href="http://www.quicksounds.com/" text:style-name="Internet_20_link" text:visited-style-name="Visited_20_Internet_20_Link"><text:span text:style-name="T243">http://www.quicksounds.com</text:span></text:a></text:p>
      <text:p text:style-name="P73"><text:span text:style-name="T110">Video shaders </text:span><text:span text:style-name="T111">(</text:span><text:span text:style-name="T110">portage</text:span><text:span text:style-name="T111">s)</text:span><text:span text:style-name="T110"> by Ahopness </text:span><text:span text:style-name="T112">(original shaders by: </text:span><text:span text:style-name="T145">Timothy Lottes, Keijiro, Ehj1, FMS_Cat, )</text:span><text:span text:style-name="T110">: </text:span><text:a xlink:type="simple" xlink:href="http://twitter.com/ahopness/" text:style-name="Internet_20_link" text:visited-style-name="Visited_20_Internet_20_Link"><text:span text:style-name="T113">http://twitter.com/ahopness/</text:span></text:a></text:p>
      <text:p text:style-name="P72"><text:span text:style-name="T109">Video shader by Yui Kinomoto: </text:span><text:a xlink:type="simple" xlink:href="http://godotshaders.com/author/arlez80/" text:style-name="Internet_20_link" text:visited-style-name="Visited_20_Internet_20_Link"><text:span text:style-name="T242">http://godotshaders.com/author/arlez80/</text:span></text:a></text:p>
      <text:p text:style-name="P74"><text:span text:style-name="T254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74"/>
      <text:p text:style-name="P55">Did we forget something/<text:span text:style-name="T241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3T13:01:42.758000000</dc:date>
    <meta:editing-duration>PT7H15M5S</meta:editing-duration>
    <meta:editing-cycles>90</meta:editing-cycles>
    <meta:generator>LibreOffice/7.5.0.3$Windows_X86_64 LibreOffice_project/c21113d003cd3efa8c53188764377a8272d9d6de</meta:generator>
    <meta:document-statistic meta:table-count="0" meta:image-count="0" meta:object-count="0" meta:page-count="10" meta:paragraph-count="142" meta:word-count="1671" meta:character-count="10083" meta:non-whitespace-character-count="8399"/>
  </office:meta>
</office:document-meta>
</file>